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Ubuntu Mono3" svg:font-family="'Ubuntu Mono'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7e0021" draw:marker-start-width="0.276cm" draw:marker-end-width="0.276cm" draw:fill-color="#c5000b" draw:textarea-horizontal-align="justify" draw:textarea-vertical-align="middle" draw:auto-grow-height="false" fo:min-height="0.335cm" fo:min-width="0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801900" draw:marker-start-width="0.276cm" draw:marker-end-width="0.276cm" draw:fill-color="#f26522" draw:textarea-horizontal-align="justify" draw:textarea-vertical-align="middle" draw:auto-grow-height="false" fo:min-height="0.335cm" fo:min-width="0cm" fo:padding-top="0cm" fo:padding-bottom="0cm" fo:padding-left="0cm" fo:padding-right="0cm"/>
    </style:style>
    <style:style style:name="gr3" style:family="graphic" style:parent-style-name="standard">
      <style:graphic-properties svg:stroke-width="0.051cm" svg:stroke-color="#663300" draw:marker-start-width="0.276cm" draw:marker-end-width="0.276cm" draw:fill-color="#ffd320" draw:textarea-horizontal-align="justify" draw:textarea-vertical-align="middle" draw:auto-grow-height="false" fo:min-height="0.335cm" fo:min-width="0cm" fo:padding-top="0cm" fo:padding-bottom="0cm" fo:padding-left="0cm" fo:padding-right="0cm"/>
    </style:style>
    <style:style style:name="gr4" style:family="graphic" style:parent-style-name="standard">
      <style:graphic-properties svg:stroke-width="0.051cm" svg:stroke-color="#314004" draw:marker-start-width="0.276cm" draw:marker-end-width="0.276cm" draw:fill-color="#579d1c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5" style:family="graphic" style:parent-style-name="standard">
      <style:graphic-properties svg:stroke-width="0.051cm" svg:stroke-color="#000080" draw:marker-start-width="0.276cm" draw:marker-end-width="0.276cm" draw:fill-color="#005da4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6" style:family="graphic" style:parent-style-name="standard">
      <style:graphic-properties svg:stroke-width="0.051cm" svg:stroke-color="#330099" draw:marker-start-width="0.276cm" draw:marker-end-width="0.276cm" draw:fill-color="#9966cc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7" style:family="graphic" style:parent-style-name="standard">
      <style:graphic-properties svg:stroke-width="0.051cm" svg:stroke-color="#7e0021" draw:marker-start-width="0.276cm" draw:marker-end-width="0.276cm" draw:fill-color="#c5000b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8" style:family="graphic" style:parent-style-name="standard">
      <style:graphic-properties svg:stroke-width="0.051cm" svg:stroke-color="#801900" draw:marker-start-width="0.276cm" draw:marker-end-width="0.276cm" draw:fill-color="#f26522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9" style:family="graphic" style:parent-style-name="standard">
      <style:graphic-properties svg:stroke-width="0.051cm" svg:stroke-color="#663300" draw:marker-start-width="0.276cm" draw:marker-end-width="0.276cm" draw:fill-color="#ffd320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10" style:family="graphic" style:parent-style-name="objectwithoutfill">
      <style:graphic-properties svg:stroke-width="0.051cm" svg:stroke-color="#333333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005da4" draw:secondary-fill-color="#ff00ff" draw:textarea-horizontal-align="center" draw:textarea-vertical-align="middle" draw:auto-grow-height="false" draw:fit-to-size="false" fo:min-height="5.929cm" fo:min-width="5.69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12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c5000b" draw:secondary-fill-color="#ff00ff" draw:textarea-horizontal-align="center" draw:textarea-vertical-align="middle" draw:auto-grow-height="false" draw:fit-to-size="false" fo:min-height="4.946cm" fo:min-width="4.708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13" style:family="graphic" style:parent-style-name="standard">
      <style:graphic-properties svg:stroke-width="0.051cm" svg:stroke-color="#333333" draw:marker-start-width="0.276cm" draw:marker-end="Arrow" draw:marker-end-width="0.254cm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.538cm"/>
    </style:style>
    <style:style style:name="gr15" style:family="graphic" style:parent-style-name="standard">
      <style:graphic-properties svg:stroke-width="0.051cm" svg:stroke-color="#004586" draw:marker-start-width="0.276cm" draw:marker-end-width="0.276cm" draw:fill-color="#005da4" draw:textarea-horizontal-align="justify" draw:textarea-vertical-align="middle" draw:auto-grow-height="false" fo:min-height="0.635cm" fo:min-width="0.508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38cm"/>
    </style:style>
    <style:style style:name="P1" style:family="paragraph">
      <style:paragraph-properties fo:text-align="center"/>
    </style:style>
    <style:style style:name="P2" style:family="paragraph">
      <loext:graphic-properties draw:fill-color="#c5000b"/>
      <style:paragraph-properties fo:text-align="center"/>
      <style:text-properties style:font-name="Ubuntu Mono3" fo:font-size="20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26522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d320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P5" style:family="paragraph">
      <loext:graphic-properties draw:fill-color="#579d1c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005da4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9966cc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" style:family="paragraph">
      <loext:graphic-properties draw:fill="solid" draw:fill-color="#005da4" draw:secondary-fill-color="#ff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Ubuntu Mono3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150%" style:font-relief="none" style:text-overline-style="none" style:text-overline-color="font-color"/>
    </style:style>
    <style:style style:name="P11" style:family="paragraph">
      <loext:graphic-properties draw:fill="solid" draw:fill-color="#c5000b" draw:secondary-fill-color="#ff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c5000b" style:text-outline="false" style:text-line-through-style="none" style:text-line-through-type="none" style:text-position="0% 100%" style:font-name="Ubuntu Mono3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150%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c5000b"/>
      <style:paragraph-properties fo:text-align="center"/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T1" style:family="text">
      <style:text-properties style:font-name="Ubuntu Mono3" fo:font-size="20pt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Ubuntu Mono3" fo:font-size="20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Ubuntu Mono3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90%" style:font-relief="none" style:text-overline-style="none" style:text-overline-color="font-color"/>
    </style:style>
    <style:style style:name="T4" style:family="text">
      <style:text-properties fo:color="#c5000b" style:text-outline="false" style:text-line-through-style="none" style:text-line-through-type="none" style:text-position="0% 100%" style:font-name="Ubuntu Mono3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635cm" svg:x="2.524cm" svg:y="3.794cm">
          <text:p text:style-name="P1"><text:span text:style-name="T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0.508cm" svg:height="0.635cm" svg:x="3.032cm" svg:y="3.794cm">
          <text:p text:style-name="P1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0.508cm" svg:height="0.635cm" svg:x="3.54cm" svg:y="3.794cm">
          <text:p text:style-name="P1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4.048cm" svg:y="3.794cm">
          <text:p text:style-name="P1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4.556cm" svg:y="3.794cm">
          <text:p text:style-name="P1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5.064cm" svg:y="3.794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5.572cm" svg:y="3.794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6.08cm" svg:y="3.794cm">
          <text:p text:style-name="P1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6.588cm" svg:y="3.794cm">
          <text:p text:style-name="P1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7.096cm" svg:y="3.794cm">
          <text:p text:style-name="P1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7.604cm" svg:y="3.794cm">
          <text:p text:style-name="P1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8.112cm" svg:y="3.794cm">
          <text:p text:style-name="P1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8.62cm" svg:y="3.794cm">
          <text:p text:style-name="P1"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9.128cm" svg:y="3.794cm">
          <text:p text:style-name="P1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9.636cm" svg:y="3.794cm">
          <text:p text:style-name="P1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0.144cm" svg:y="3.794cm">
          <text:p text:style-name="P1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10.652cm" svg:y="3.794cm">
          <text:p text:style-name="P1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11.16cm" svg:y="3.794cm">
          <text:p text:style-name="P1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11.668cm" svg:y="3.794cm">
          <text:p text:style-name="P1"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12.176cm" svg:y="3.794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12.684cm" svg:y="3.794cm">
          <text:p text:style-name="P1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3.192cm" svg:y="3.794cm">
          <text:p text:style-name="P1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13.7cm" svg:y="3.794cm">
          <text:p text:style-name="P1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14.208cm" svg:y="3.794cm">
          <text:p text:style-name="P1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14.716cm" svg:y="3.794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15.224cm" svg:y="3.794cm">
          <text:p text:style-name="P1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15.732cm" svg:y="5.064cm">
          <text:p text:style-name="P1"><text:span text:style-name="T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2" draw:id="id2" draw:layer="layout" svg:width="0.508cm" svg:height="0.635cm" svg:x="3.032cm" svg:y="5.064cm">
          <text:p text:style-name="P1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4" draw:id="id4" draw:layer="layout" svg:width="0.508cm" svg:height="0.635cm" svg:x="3.54cm" svg:y="5.064cm">
          <text:p text:style-name="P1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6" draw:id="id6" draw:layer="layout" svg:width="0.508cm" svg:height="0.635cm" svg:x="4.048cm" svg:y="5.064cm">
          <text:p text:style-name="P1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4.556cm" svg:y="5.064cm">
          <text:p text:style-name="P1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5.064cm" svg:y="5.064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5.572cm" svg:y="5.064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6.08cm" svg:y="5.064cm">
          <text:p text:style-name="P1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6.588cm" svg:y="5.064cm">
          <text:p text:style-name="P1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7.096cm" svg:y="5.064cm">
          <text:p text:style-name="P1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7.604cm" svg:y="5.064cm">
          <text:p text:style-name="P1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8.112cm" svg:y="5.064cm">
          <text:p text:style-name="P1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8.62cm" svg:y="5.064cm">
          <text:p text:style-name="P1"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9.128cm" svg:y="5.064cm">
          <text:p text:style-name="P1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9.636cm" svg:y="5.064cm">
          <text:p text:style-name="P1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0.144cm" svg:y="5.064cm">
          <text:p text:style-name="P1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10.652cm" svg:y="5.064cm">
          <text:p text:style-name="P1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11.16cm" svg:y="5.064cm">
          <text:p text:style-name="P1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11.668cm" svg:y="5.064cm">
          <text:p text:style-name="P1"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12.176cm" svg:y="5.064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0.508cm" svg:height="0.635cm" svg:x="12.684cm" svg:y="5.064cm">
          <text:p text:style-name="P1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3.192cm" svg:y="5.064cm">
          <text:p text:style-name="P1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0.508cm" svg:height="0.635cm" svg:x="13.7cm" svg:y="5.064cm">
          <text:p text:style-name="P1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508cm" svg:height="0.635cm" svg:x="14.208cm" svg:y="5.064cm">
          <text:p text:style-name="P1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0.508cm" svg:height="0.635cm" svg:x="14.716cm" svg:y="5.064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0.508cm" svg:height="0.635cm" svg:x="15.224cm" svg:y="5.064cm">
          <text:p text:style-name="P1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2.778cm" svg:y1="4.429cm" svg:x2="3.286cm" svg:y2="5.064cm" draw:start-shape="id1" draw:start-glue-point="6" draw:end-shape="id2" draw:end-glue-point="4" svg:d="M2778 4429l508 635" svg:viewBox="0 0 509 636">
          <text:p/>
        </draw:connector>
        <draw:connector draw:style-name="gr10" draw:text-style-name="P8" draw:layer="layout" draw:type="line" svg:x1="3.286cm" svg:y1="4.429cm" svg:x2="3.794cm" svg:y2="5.064cm" draw:start-shape="id3" draw:start-glue-point="6" draw:end-shape="id4" draw:end-glue-point="4" svg:d="M3286 4429l508 635" svg:viewBox="0 0 509 636">
          <text:p/>
        </draw:connector>
        <draw:connector draw:style-name="gr10" draw:text-style-name="P8" draw:layer="layout" draw:type="line" svg:x1="3.794cm" svg:y1="4.429cm" svg:x2="4.302cm" svg:y2="5.064cm" draw:start-shape="id5" draw:start-glue-point="6" draw:end-shape="id6" draw:end-glue-point="4" svg:d="M3794 4429l508 635" svg:viewBox="0 0 509 636">
          <text:p/>
        </draw:connector>
        <draw:connector draw:style-name="gr10" draw:text-style-name="P8" draw:layer="layout" draw:type="line" svg:x1="4.302cm" svg:y1="4.429cm" svg:x2="4.81cm" svg:y2="5.064cm" svg:d="M4302 4429l508 635" svg:viewBox="0 0 509 636">
          <text:p/>
        </draw:connector>
        <draw:connector draw:style-name="gr10" draw:text-style-name="P8" draw:layer="layout" draw:type="line" svg:x1="4.81cm" svg:y1="4.429cm" svg:x2="5.318cm" svg:y2="5.064cm" svg:d="M4810 4429l508 635" svg:viewBox="0 0 509 636">
          <text:p/>
        </draw:connector>
        <draw:connector draw:style-name="gr10" draw:text-style-name="P8" draw:layer="layout" draw:type="line" svg:x1="5.318cm" svg:y1="4.429cm" svg:x2="5.826cm" svg:y2="5.064cm" svg:d="M5318 4429l508 635" svg:viewBox="0 0 509 636">
          <text:p/>
        </draw:connector>
        <draw:connector draw:style-name="gr10" draw:text-style-name="P8" draw:layer="layout" draw:type="line" svg:x1="5.826cm" svg:y1="4.429cm" svg:x2="6.334cm" svg:y2="5.064cm" svg:d="M5826 4429l508 635" svg:viewBox="0 0 509 636">
          <text:p/>
        </draw:connector>
        <draw:connector draw:style-name="gr10" draw:text-style-name="P8" draw:layer="layout" draw:type="line" svg:x1="6.334cm" svg:y1="4.429cm" svg:x2="6.842cm" svg:y2="5.064cm" svg:d="M6334 4429l508 635" svg:viewBox="0 0 509 636">
          <text:p/>
        </draw:connector>
        <draw:connector draw:style-name="gr10" draw:text-style-name="P8" draw:layer="layout" draw:type="line" svg:x1="6.842cm" svg:y1="4.429cm" svg:x2="7.35cm" svg:y2="5.064cm" svg:d="M6842 4429l508 635" svg:viewBox="0 0 509 636">
          <text:p/>
        </draw:connector>
        <draw:connector draw:style-name="gr10" draw:text-style-name="P8" draw:layer="layout" draw:type="line" svg:x1="7.35cm" svg:y1="4.429cm" svg:x2="7.858cm" svg:y2="5.064cm" svg:d="M7350 4429l508 635" svg:viewBox="0 0 509 636">
          <text:p/>
        </draw:connector>
        <draw:connector draw:style-name="gr10" draw:text-style-name="P8" draw:layer="layout" draw:type="line" svg:x1="7.858cm" svg:y1="4.429cm" svg:x2="8.366cm" svg:y2="5.064cm" svg:d="M7858 4429l508 635" svg:viewBox="0 0 509 636">
          <text:p/>
        </draw:connector>
        <draw:connector draw:style-name="gr10" draw:text-style-name="P8" draw:layer="layout" draw:type="line" svg:x1="8.366cm" svg:y1="4.429cm" svg:x2="8.874cm" svg:y2="5.064cm" svg:d="M8366 4429l508 635" svg:viewBox="0 0 509 636">
          <text:p/>
        </draw:connector>
        <draw:connector draw:style-name="gr10" draw:text-style-name="P8" draw:layer="layout" draw:type="line" svg:x1="8.874cm" svg:y1="4.429cm" svg:x2="9.382cm" svg:y2="5.064cm" svg:d="M8874 4429l508 635" svg:viewBox="0 0 509 636">
          <text:p/>
        </draw:connector>
        <draw:connector draw:style-name="gr10" draw:text-style-name="P8" draw:layer="layout" draw:type="line" svg:x1="9.382cm" svg:y1="4.429cm" svg:x2="9.89cm" svg:y2="5.064cm" svg:d="M9382 4429l508 635" svg:viewBox="0 0 509 636">
          <text:p/>
        </draw:connector>
        <draw:connector draw:style-name="gr10" draw:text-style-name="P8" draw:layer="layout" draw:type="line" svg:x1="9.89cm" svg:y1="4.429cm" svg:x2="10.398cm" svg:y2="5.064cm" svg:d="M9890 4429l508 635" svg:viewBox="0 0 509 636">
          <text:p/>
        </draw:connector>
        <draw:connector draw:style-name="gr10" draw:text-style-name="P8" draw:layer="layout" draw:type="line" svg:x1="10.398cm" svg:y1="4.429cm" svg:x2="10.906cm" svg:y2="5.064cm" svg:d="M10398 4429l508 635" svg:viewBox="0 0 509 636">
          <text:p/>
        </draw:connector>
        <draw:connector draw:style-name="gr10" draw:text-style-name="P8" draw:layer="layout" draw:type="line" svg:x1="10.906cm" svg:y1="4.429cm" svg:x2="11.414cm" svg:y2="5.064cm" svg:d="M10906 4429l508 635" svg:viewBox="0 0 509 636">
          <text:p/>
        </draw:connector>
        <draw:connector draw:style-name="gr10" draw:text-style-name="P8" draw:layer="layout" draw:type="line" svg:x1="11.414cm" svg:y1="4.429cm" svg:x2="11.922cm" svg:y2="5.064cm" svg:d="M11414 4429l508 635" svg:viewBox="0 0 509 636">
          <text:p/>
        </draw:connector>
        <draw:connector draw:style-name="gr10" draw:text-style-name="P8" draw:layer="layout" draw:type="line" svg:x1="11.922cm" svg:y1="4.429cm" svg:x2="12.43cm" svg:y2="5.064cm" svg:d="M11922 4429l508 635" svg:viewBox="0 0 509 636">
          <text:p/>
        </draw:connector>
        <draw:connector draw:style-name="gr10" draw:text-style-name="P8" draw:layer="layout" draw:type="line" svg:x1="12.43cm" svg:y1="4.429cm" svg:x2="12.938cm" svg:y2="5.064cm" svg:d="M12430 4429l508 635" svg:viewBox="0 0 509 636">
          <text:p/>
        </draw:connector>
        <draw:connector draw:style-name="gr10" draw:text-style-name="P8" draw:layer="layout" draw:type="line" svg:x1="12.938cm" svg:y1="4.429cm" svg:x2="13.446cm" svg:y2="5.064cm" svg:d="M12938 4429l508 635" svg:viewBox="0 0 509 636">
          <text:p/>
        </draw:connector>
        <draw:connector draw:style-name="gr10" draw:text-style-name="P8" draw:layer="layout" draw:type="line" svg:x1="13.446cm" svg:y1="4.429cm" svg:x2="13.954cm" svg:y2="5.064cm" svg:d="M13446 4429l508 635" svg:viewBox="0 0 509 636">
          <text:p/>
        </draw:connector>
        <draw:connector draw:style-name="gr10" draw:text-style-name="P8" draw:layer="layout" draw:type="line" svg:x1="13.954cm" svg:y1="4.429cm" svg:x2="14.462cm" svg:y2="5.064cm" svg:d="M13954 4429l508 635" svg:viewBox="0 0 509 636">
          <text:p/>
        </draw:connector>
        <draw:connector draw:style-name="gr10" draw:text-style-name="P8" draw:layer="layout" draw:type="line" svg:x1="14.462cm" svg:y1="4.429cm" svg:x2="14.97cm" svg:y2="5.064cm" svg:d="M14462 4429l508 635" svg:viewBox="0 0 509 636">
          <text:p/>
        </draw:connector>
        <draw:connector draw:style-name="gr10" draw:text-style-name="P8" draw:layer="layout" draw:type="line" svg:x1="14.97cm" svg:y1="4.429cm" svg:x2="15.478cm" svg:y2="5.064cm" svg:d="M14970 4429l508 635" svg:viewBox="0 0 509 636">
          <text:p/>
        </draw:connector>
        <draw:connector draw:style-name="gr10" draw:text-style-name="P8" draw:layer="layout" draw:type="line" svg:x1="15.478cm" svg:y1="4.429cm" svg:x2="15.986cm" svg:y2="5.064cm" svg:d="M15478 4429l508 635" svg:viewBox="0 0 509 636">
          <text:p/>
        </draw:connector>
        <draw:custom-shape draw:style-name="gr11" draw:text-style-name="P10" draw:layer="layout" svg:width="6.19cm" svg:height="6.19cm" svg:x="2.43cm" svg:y="8.399cm">
          <text:p text:style-name="P9"><text:span text:style-name="T3">ABCDEFGHIJKLMNOPQRSTUVWXYZ</text:span></text:p>
          <draw:enhanced-geometry svg:viewBox="0 0 21600 21600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5.207cm" svg:height="5.207cm" draw:transform="rotate (-0.261799387799149) translate (3.682cm 8.289cm)">
          <text:p text:style-name="P9"><text:span text:style-name="T4">ABCDEFGHIJKLMNOPQRSTUVWXYZ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0" draw:layer="layout" svg:width="6.19cm" svg:height="6.19cm" svg:x="10.031cm" svg:y="8.411cm">
          <text:p text:style-name="P9"><text:span text:style-name="T3">ABCDEFGHIJKLMNOPQRSTUVWXYZ</text:span></text:p>
          <draw:enhanced-geometry svg:viewBox="0 0 21600 21600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5.207cm" svg:height="5.207cm" draw:transform="rotate (-0.471413430963669) translate (11.987cm 7.988cm)">
          <text:p text:style-name="P9"><text:span text:style-name="T4">ABCDEFGHIJKLMNOPQRSTUVWXYZ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6.18414835956 9265.49623356542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circle draw:style-name="gr13" draw:text-style-name="P1" draw:layer="layout" svg:width="3.937cm" svg:height="3.937cm" svg:x="11.006cm" svg:y="9.409cm" draw:kind="arc" draw:start-angle="85.07" draw:end-angle="100.52">
          <text:p/>
        </draw:circle>
        <draw:frame draw:style-name="gr14" draw:text-style-name="P12" draw:layer="layout" svg:width="2.538cm" svg:height="1.263cm" svg:x="4.302cm" svg:y="10.806cm">
          <draw:text-box>
            <text:p text:style-name="P1">before</text:p>
            <text:p text:style-name="P1">encoding</text:p>
          </draw:text-box>
        </draw:frame>
        <draw:frame draw:style-name="gr14" draw:text-style-name="P12" draw:layer="layout" svg:width="2.538cm" svg:height="1.263cm" svg:x="11.902cm" svg:y="10.807cm">
          <draw:text-box>
            <text:p text:style-name="P1">after</text:p>
            <text:p text:style-name="P1">encoding</text:p>
          </draw:text-box>
        </draw:frame>
        <draw:custom-shape draw:style-name="gr15" draw:text-style-name="P6" xml:id="id9" draw:id="id9" draw:layer="layout" svg:width="0.508cm" svg:height="0.635cm" svg:x="2.397cm" svg:y="16.71cm">
          <text:p text:style-name="P1"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1" draw:id="id11" draw:layer="layout" svg:width="0.508cm" svg:height="0.635cm" svg:x="2.905cm" svg:y="16.71cm">
          <text:p text:style-name="P1"><text:span text:style-name="T2">B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15" draw:text-style-name="P6" xml:id="id13" draw:id="id13" draw:layer="layout" svg:width="0.508cm" svg:height="0.635cm" svg:x="3.413cm" svg:y="16.71cm">
          <text:p text:style-name="P1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4" draw:id="id14" draw:layer="layout" svg:width="0.508cm" svg:height="0.635cm" svg:x="3.921cm" svg:y="16.71cm">
          <text:p text:style-name="P1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5" draw:id="id15" draw:layer="layout" svg:width="0.508cm" svg:height="0.635cm" svg:x="4.429cm" svg:y="16.71cm">
          <text:p text:style-name="P1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6" draw:id="id16" draw:layer="layout" svg:width="0.508cm" svg:height="0.635cm" svg:x="4.937cm" svg:y="16.71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7" draw:id="id17" draw:layer="layout" svg:width="0.508cm" svg:height="0.635cm" svg:x="5.445cm" svg:y="16.71cm">
          <text:p text:style-name="P1"><text:span text:style-name="T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8" draw:id="id18" draw:layer="layout" svg:width="0.508cm" svg:height="0.635cm" svg:x="5.953cm" svg:y="16.71cm">
          <text:p text:style-name="P1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19" draw:id="id19" draw:layer="layout" svg:width="0.508cm" svg:height="0.635cm" svg:x="6.461cm" svg:y="16.71cm">
          <text:p text:style-name="P1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0" draw:id="id20" draw:layer="layout" svg:width="0.508cm" svg:height="0.635cm" svg:x="6.969cm" svg:y="16.71cm">
          <text:p text:style-name="P1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1" draw:id="id21" draw:layer="layout" svg:width="0.508cm" svg:height="0.635cm" svg:x="7.477cm" svg:y="16.71cm">
          <text:p text:style-name="P1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2" draw:id="id22" draw:layer="layout" svg:width="0.508cm" svg:height="0.635cm" svg:x="7.985cm" svg:y="16.71cm">
          <text:p text:style-name="P1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3" draw:id="id23" draw:layer="layout" svg:width="0.508cm" svg:height="0.635cm" svg:x="8.493cm" svg:y="16.71cm">
          <text:p text:style-name="P1"><text:span text:style-name="T2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4" draw:id="id24" draw:layer="layout" svg:width="0.508cm" svg:height="0.635cm" svg:x="9.001cm" svg:y="16.71cm">
          <text:p text:style-name="P1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5" draw:id="id25" draw:layer="layout" svg:width="0.508cm" svg:height="0.635cm" svg:x="9.509cm" svg:y="16.71cm">
          <text:p text:style-name="P1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6" draw:id="id26" draw:layer="layout" svg:width="0.508cm" svg:height="0.635cm" svg:x="10.017cm" svg:y="16.71cm">
          <text:p text:style-name="P1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7" draw:id="id27" draw:layer="layout" svg:width="0.508cm" svg:height="0.635cm" svg:x="10.525cm" svg:y="16.71cm">
          <text:p text:style-name="P1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8" draw:id="id28" draw:layer="layout" svg:width="0.508cm" svg:height="0.635cm" svg:x="11.033cm" svg:y="16.71cm">
          <text:p text:style-name="P1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29" draw:id="id29" draw:layer="layout" svg:width="0.508cm" svg:height="0.635cm" svg:x="11.541cm" svg:y="16.71cm">
          <text:p text:style-name="P1"><text:span text:style-name="T2">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5" draw:text-style-name="P6" xml:id="id30" draw:id="id30" draw:layer="layout" svg:width="0.508cm" svg:height="0.635cm" svg:x="12.049cm" svg:y="16.71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31" draw:id="id31" draw:layer="layout" svg:width="0.508cm" svg:height="0.635cm" svg:x="12.557cm" svg:y="16.71cm">
          <text:p text:style-name="P1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32" draw:id="id32" draw:layer="layout" svg:width="0.508cm" svg:height="0.635cm" svg:x="13.065cm" svg:y="16.71cm">
          <text:p text:style-name="P1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33" draw:id="id33" draw:layer="layout" svg:width="0.508cm" svg:height="0.635cm" svg:x="13.573cm" svg:y="16.71cm">
          <text:p text:style-name="P1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34" draw:id="id34" draw:layer="layout" svg:width="0.508cm" svg:height="0.635cm" svg:x="14.081cm" svg:y="16.71cm">
          <text:p text:style-name="P1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35" draw:id="id35" draw:layer="layout" svg:width="0.508cm" svg:height="0.635cm" svg:x="14.589cm" svg:y="16.71cm">
          <text:p text:style-name="P1"><text:span text:style-name="T2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xml:id="id7" draw:id="id7" draw:layer="layout" svg:width="0.508cm" svg:height="0.635cm" svg:x="15.097cm" svg:y="16.71cm">
          <text:p text:style-name="P1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5.605cm" svg:y="17.98cm">
          <text:p text:style-name="P1"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0.508cm" svg:height="0.635cm" svg:x="16.113cm" svg:y="17.98cm">
          <text:p text:style-name="P1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0.508cm" svg:height="0.635cm" svg:x="3.413cm" svg:y="17.98cm">
          <text:p text:style-name="P1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2" draw:id="id12" draw:layer="layout" svg:width="0.508cm" svg:height="0.635cm" svg:x="3.921cm" svg:y="17.98cm">
          <text:p text:style-name="P1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4.429cm" svg:y="17.98cm">
          <text:p text:style-name="P1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4.937cm" svg:y="17.98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5.445cm" svg:y="17.98cm">
          <text:p text:style-name="P1"><text:span text:style-name="T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5.953cm" svg:y="17.98cm">
          <text:p text:style-name="P1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6.461cm" svg:y="17.98cm">
          <text:p text:style-name="P1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6.969cm" svg:y="17.98cm">
          <text:p text:style-name="P1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7.477cm" svg:y="17.98cm">
          <text:p text:style-name="P1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7.985cm" svg:y="17.98cm">
          <text:p text:style-name="P1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8.493cm" svg:y="17.98cm">
          <text:p text:style-name="P1"><text:span text:style-name="T2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9.001cm" svg:y="17.98cm">
          <text:p text:style-name="P1"><text:span text:style-name="T2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9.509cm" svg:y="17.98cm">
          <text:p text:style-name="P1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0.017cm" svg:y="17.98cm">
          <text:p text:style-name="P1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0.525cm" svg:y="17.98cm">
          <text:p text:style-name="P1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1.033cm" svg:y="17.98cm">
          <text:p text:style-name="P1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1.541cm" svg:y="17.98cm">
          <text:p text:style-name="P1"><text:span text:style-name="T2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2.049cm" svg:y="17.98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2.557cm" svg:y="17.98cm">
          <text:p text:style-name="P1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3.065cm" svg:y="17.98cm">
          <text:p text:style-name="P1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3.573cm" svg:y="17.98cm">
          <text:p text:style-name="P1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4.081cm" svg:y="17.98cm">
          <text:p text:style-name="P1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4.589cm" svg:y="17.98cm">
          <text:p text:style-name="P1"><text:span text:style-name="T2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0.508cm" svg:height="0.635cm" svg:x="15.097cm" svg:y="17.98cm">
          <text:p text:style-name="P1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15.351cm" svg:y1="17.345cm" svg:x2="16.367cm" svg:y2="17.98cm" draw:start-shape="id7" draw:start-glue-point="6" draw:end-shape="id8" draw:end-glue-point="4" svg:d="M15351 17345l1016 635" svg:viewBox="0 0 1017 636">
          <text:p/>
        </draw:connector>
        <draw:connector draw:style-name="gr10" draw:text-style-name="P8" draw:layer="layout" draw:type="line" svg:x1="2.651cm" svg:y1="17.345cm" svg:x2="3.667cm" svg:y2="17.98cm" draw:start-shape="id9" draw:start-glue-point="6" draw:end-shape="id10" draw:end-glue-point="4" svg:d="M2651 17345l1016 635" svg:viewBox="0 0 1017 636">
          <text:p/>
        </draw:connector>
        <draw:connector draw:style-name="gr10" draw:text-style-name="P8" draw:layer="layout" draw:type="line" svg:x1="3.16cm" svg:y1="17.345cm" svg:x2="4.175cm" svg:y2="17.98cm" draw:start-shape="id11" draw:start-glue-point="6" draw:end-shape="id12" draw:end-glue-point="4" svg:d="M3160 17345l1015 635" svg:viewBox="0 0 1016 636">
          <text:p/>
        </draw:connector>
        <draw:connector draw:style-name="gr10" draw:text-style-name="P8" draw:layer="layout" draw:type="line" svg:x1="3.667cm" svg:y1="17.345cm" svg:x2="4.683cm" svg:y2="17.98cm" draw:start-shape="id13" draw:start-glue-point="6" svg:d="M3667 17345l1016 635" svg:viewBox="0 0 1017 636">
          <text:p/>
        </draw:connector>
        <draw:connector draw:style-name="gr10" draw:text-style-name="P8" draw:layer="layout" draw:type="line" svg:x1="4.175cm" svg:y1="17.345cm" svg:x2="5.191cm" svg:y2="17.98cm" draw:start-shape="id14" draw:start-glue-point="6" svg:d="M4175 17345l1016 635" svg:viewBox="0 0 1017 636">
          <text:p/>
        </draw:connector>
        <draw:connector draw:style-name="gr10" draw:text-style-name="P8" draw:layer="layout" draw:type="line" svg:x1="4.683cm" svg:y1="17.345cm" svg:x2="5.699cm" svg:y2="17.98cm" draw:start-shape="id15" draw:start-glue-point="6" svg:d="M4683 17345l1016 635" svg:viewBox="0 0 1017 636">
          <text:p/>
        </draw:connector>
        <draw:connector draw:style-name="gr10" draw:text-style-name="P8" draw:layer="layout" draw:type="line" svg:x1="5.191cm" svg:y1="17.345cm" svg:x2="6.207cm" svg:y2="17.98cm" draw:start-shape="id16" draw:start-glue-point="6" svg:d="M5191 17345l1016 635" svg:viewBox="0 0 1017 636">
          <text:p/>
        </draw:connector>
        <draw:connector draw:style-name="gr10" draw:text-style-name="P8" draw:layer="layout" draw:type="line" svg:x1="5.699cm" svg:y1="17.345cm" svg:x2="6.715cm" svg:y2="17.98cm" draw:start-shape="id17" draw:start-glue-point="6" svg:d="M5699 17345l1016 635" svg:viewBox="0 0 1017 636">
          <text:p/>
        </draw:connector>
        <draw:connector draw:style-name="gr10" draw:text-style-name="P8" draw:layer="layout" draw:type="line" svg:x1="6.207cm" svg:y1="17.345cm" svg:x2="7.223cm" svg:y2="17.98cm" draw:start-shape="id18" draw:start-glue-point="6" svg:d="M6207 17345l1016 635" svg:viewBox="0 0 1017 636">
          <text:p/>
        </draw:connector>
        <draw:connector draw:style-name="gr10" draw:text-style-name="P8" draw:layer="layout" draw:type="line" svg:x1="6.715cm" svg:y1="17.345cm" svg:x2="7.731cm" svg:y2="17.98cm" draw:start-shape="id19" draw:start-glue-point="6" svg:d="M6715 17345l1016 635" svg:viewBox="0 0 1017 636">
          <text:p/>
        </draw:connector>
        <draw:connector draw:style-name="gr10" draw:text-style-name="P8" draw:layer="layout" draw:type="line" svg:x1="7.223cm" svg:y1="17.345cm" svg:x2="8.239cm" svg:y2="17.98cm" draw:start-shape="id20" draw:start-glue-point="6" svg:d="M7223 17345l1016 635" svg:viewBox="0 0 1017 636">
          <text:p/>
        </draw:connector>
        <draw:connector draw:style-name="gr10" draw:text-style-name="P8" draw:layer="layout" draw:type="line" svg:x1="7.731cm" svg:y1="17.345cm" svg:x2="8.747cm" svg:y2="17.98cm" draw:start-shape="id21" draw:start-glue-point="6" svg:d="M7731 17345l1016 635" svg:viewBox="0 0 1017 636">
          <text:p/>
        </draw:connector>
        <draw:connector draw:style-name="gr10" draw:text-style-name="P8" draw:layer="layout" draw:type="line" svg:x1="8.239cm" svg:y1="17.345cm" svg:x2="9.255cm" svg:y2="17.98cm" draw:start-shape="id22" draw:start-glue-point="6" svg:d="M8239 17345l1016 635" svg:viewBox="0 0 1017 636">
          <text:p/>
        </draw:connector>
        <draw:connector draw:style-name="gr10" draw:text-style-name="P8" draw:layer="layout" draw:type="line" svg:x1="8.747cm" svg:y1="17.345cm" svg:x2="9.763cm" svg:y2="17.98cm" draw:start-shape="id23" draw:start-glue-point="6" svg:d="M8747 17345l1016 635" svg:viewBox="0 0 1017 636">
          <text:p/>
        </draw:connector>
        <draw:connector draw:style-name="gr10" draw:text-style-name="P8" draw:layer="layout" draw:type="line" svg:x1="9.255cm" svg:y1="17.345cm" svg:x2="10.271cm" svg:y2="17.98cm" draw:start-shape="id24" draw:start-glue-point="6" svg:d="M9255 17345l1016 635" svg:viewBox="0 0 1017 636">
          <text:p/>
        </draw:connector>
        <draw:connector draw:style-name="gr10" draw:text-style-name="P8" draw:layer="layout" draw:type="line" svg:x1="9.763cm" svg:y1="17.345cm" svg:x2="10.779cm" svg:y2="17.98cm" draw:start-shape="id25" draw:start-glue-point="6" svg:d="M9763 17345l1016 635" svg:viewBox="0 0 1017 636">
          <text:p/>
        </draw:connector>
        <draw:connector draw:style-name="gr10" draw:text-style-name="P8" draw:layer="layout" draw:type="line" svg:x1="10.271cm" svg:y1="17.345cm" svg:x2="11.287cm" svg:y2="17.98cm" draw:start-shape="id26" draw:start-glue-point="6" svg:d="M10271 17345l1016 635" svg:viewBox="0 0 1017 636">
          <text:p/>
        </draw:connector>
        <draw:connector draw:style-name="gr10" draw:text-style-name="P8" draw:layer="layout" draw:type="line" svg:x1="10.779cm" svg:y1="17.345cm" svg:x2="11.795cm" svg:y2="17.98cm" draw:start-shape="id27" draw:start-glue-point="6" svg:d="M10779 17345l1016 635" svg:viewBox="0 0 1017 636">
          <text:p/>
        </draw:connector>
        <draw:connector draw:style-name="gr10" draw:text-style-name="P8" draw:layer="layout" draw:type="line" svg:x1="11.287cm" svg:y1="17.345cm" svg:x2="12.303cm" svg:y2="17.98cm" draw:start-shape="id28" draw:start-glue-point="6" svg:d="M11287 17345l1016 635" svg:viewBox="0 0 1017 636">
          <text:p/>
        </draw:connector>
        <draw:connector draw:style-name="gr10" draw:text-style-name="P8" draw:layer="layout" draw:type="line" svg:x1="11.795cm" svg:y1="17.345cm" svg:x2="12.811cm" svg:y2="17.98cm" draw:start-shape="id29" draw:start-glue-point="6" svg:d="M11795 17345l1016 635" svg:viewBox="0 0 1017 636">
          <text:p/>
        </draw:connector>
        <draw:connector draw:style-name="gr10" draw:text-style-name="P8" draw:layer="layout" draw:type="line" svg:x1="12.303cm" svg:y1="17.345cm" svg:x2="13.319cm" svg:y2="17.98cm" draw:start-shape="id30" draw:start-glue-point="6" svg:d="M12303 17345l1016 635" svg:viewBox="0 0 1017 636">
          <text:p/>
        </draw:connector>
        <draw:connector draw:style-name="gr10" draw:text-style-name="P8" draw:layer="layout" draw:type="line" svg:x1="12.811cm" svg:y1="17.345cm" svg:x2="13.827cm" svg:y2="17.98cm" draw:start-shape="id31" draw:start-glue-point="6" svg:d="M12811 17345l1016 635" svg:viewBox="0 0 1017 636">
          <text:p/>
        </draw:connector>
        <draw:connector draw:style-name="gr10" draw:text-style-name="P8" draw:layer="layout" draw:type="line" svg:x1="13.319cm" svg:y1="17.345cm" svg:x2="14.335cm" svg:y2="17.98cm" draw:start-shape="id32" draw:start-glue-point="6" svg:d="M13319 17345l1016 635" svg:viewBox="0 0 1017 636">
          <text:p/>
        </draw:connector>
        <draw:connector draw:style-name="gr10" draw:text-style-name="P8" draw:layer="layout" draw:type="line" svg:x1="13.827cm" svg:y1="17.345cm" svg:x2="14.843cm" svg:y2="17.98cm" draw:start-shape="id33" draw:start-glue-point="6" svg:d="M13827 17345l1016 635" svg:viewBox="0 0 1017 636">
          <text:p/>
        </draw:connector>
        <draw:connector draw:style-name="gr10" draw:text-style-name="P8" draw:layer="layout" draw:type="line" svg:x1="14.335cm" svg:y1="17.345cm" svg:x2="15.351cm" svg:y2="17.98cm" draw:start-shape="id34" draw:start-glue-point="6" svg:d="M14335 17345l1016 635" svg:viewBox="0 0 1017 636">
          <text:p/>
        </draw:connector>
        <draw:connector draw:style-name="gr10" draw:text-style-name="P8" draw:layer="layout" draw:type="line" svg:x1="14.843cm" svg:y1="17.345cm" svg:x2="15.859cm" svg:y2="17.98cm" draw:start-shape="id35" draw:start-glue-point="6" svg:d="M14843 17345l1016 635" svg:viewBox="0 0 1017 636">
          <text:p/>
        </draw:connector>
        <draw:frame draw:style-name="gr16" draw:text-style-name="P13" draw:layer="layout" svg:width="2.22cm" svg:height="0.632cm" svg:x="18.229cm" svg:y="16.748cm">
          <draw:text-box>
            <text:p>rotor 1</text:p>
          </draw:text-box>
        </draw:frame>
        <draw:frame draw:style-name="gr16" draw:text-style-name="P13" draw:layer="layout" svg:width="2.22cm" svg:height="0.632cm" svg:x="18.229cm" svg:y="18.018cm">
          <draw:text-box>
            <text:p>rotor 2</text:p>
          </draw:text-box>
        </draw:frame>
        <draw:frame draw:style-name="gr17" draw:text-style-name="P13" draw:layer="layout" svg:width="2.538cm" svg:height="0.632cm" svg:x="18.229cm" svg:y="15.448cm">
          <draw:text-box>
            <text:p>original</text:p>
          </draw:text-box>
        </draw:frame>
        <draw:custom-shape draw:style-name="gr7" draw:text-style-name="P14" xml:id="id36" draw:id="id36" draw:layer="layout" svg:width="0.508cm" svg:height="0.635cm" svg:x="2.397cm" svg:y="15.453cm">
          <text:p text:style-name="P1"><text:span text:style-name="T2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xml:id="id37" draw:id="id37" draw:layer="layout" svg:width="0.508cm" svg:height="0.635cm" svg:x="2.905cm" svg:y="15.453cm">
          <text:p text:style-name="P1"><text:span text:style-name="T2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xml:id="id38" draw:id="id38" draw:layer="layout" svg:width="0.508cm" svg:height="0.635cm" svg:x="3.413cm" svg:y="15.453cm">
          <text:p text:style-name="P1"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xml:id="id39" draw:id="id39" draw:layer="layout" svg:width="0.508cm" svg:height="0.635cm" svg:x="3.921cm" svg:y="15.453cm">
          <text:p text:style-name="P1"><text:span text:style-name="T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4.429cm" svg:y="15.453cm">
          <text:p text:style-name="P1"><text:span text:style-name="T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4.937cm" svg:y="15.453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5.445cm" svg:y="15.453cm">
          <text:p text:style-name="P1"><text:span text:style-name="T2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5.953cm" svg:y="15.453cm">
          <text:p text:style-name="P1"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6.461cm" svg:y="15.453cm">
          <text:p text:style-name="P1"><text:span text:style-name="T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2.651cm" svg:y1="16.088cm" svg:x2="2.651cm" svg:y2="16.71cm" draw:start-shape="id36" draw:start-glue-point="6" draw:end-shape="id9" draw:end-glue-point="4" svg:d="M2651 16088v622" svg:viewBox="0 0 1 623">
          <text:p/>
        </draw:connector>
        <draw:custom-shape draw:style-name="gr7" draw:text-style-name="P14" draw:layer="layout" svg:width="0.508cm" svg:height="0.635cm" svg:x="6.969cm" svg:y="15.453cm">
          <text:p text:style-name="P1"><text:span text:style-name="T2">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7.477cm" svg:y="15.453cm">
          <text:p text:style-name="P1"><text:span text:style-name="T2">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7.985cm" svg:y="15.453cm">
          <text:p text:style-name="P1"><text:span text:style-name="T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8.493cm" svg:y="15.453cm">
          <text:p text:style-name="P1"><text:span text:style-name="T2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9.001cm" svg:y="15.453cm">
          <text:p text:style-name="P1"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9.509cm" svg:y="15.453cm">
          <text:p text:style-name="P1"><text:span text:style-name="T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0.017cm" svg:y="15.453cm">
          <text:p text:style-name="P1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0.525cm" svg:y="15.453cm">
          <text:p text:style-name="P1"><text:span text:style-name="T2">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1.033cm" svg:y="15.453cm">
          <text:p text:style-name="P1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1.541cm" svg:y="15.453cm">
          <text:p text:style-name="P1"><text:span text:style-name="T2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2.049cm" svg:y="15.453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2.557cm" svg:y="15.453cm">
          <text:p text:style-name="P1"><text:span text:style-name="T2">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3.065cm" svg:y="15.453cm">
          <text:p text:style-name="P1"><text:span text:style-name="T2">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3.573cm" svg:y="15.453cm">
          <text:p text:style-name="P1"><text:span text:style-name="T2">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4.081cm" svg:y="15.453cm">
          <text:p text:style-name="P1"><text:span text:style-name="T2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4.589cm" svg:y="15.453cm">
          <text:p text:style-name="P1"><text:span text:style-name="T2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0.508cm" svg:height="0.635cm" svg:x="15.097cm" svg:y="15.453cm">
          <text:p text:style-name="P1"><text:span text:style-name="T2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draw:type="line" svg:x1="3.159cm" svg:y1="16.088cm" svg:x2="3.16cm" svg:y2="16.71cm" draw:start-shape="id37" draw:start-glue-point="6" draw:end-shape="id11" draw:end-glue-point="4" svg:d="M3159 16088l1 622" svg:viewBox="0 0 2 623">
          <text:p/>
        </draw:connector>
        <draw:connector draw:style-name="gr10" draw:text-style-name="P8" draw:layer="layout" draw:type="line" svg:x1="3.667cm" svg:y1="16.088cm" svg:x2="3.667cm" svg:y2="16.71cm" draw:start-shape="id38" draw:start-glue-point="6" draw:end-shape="id13" draw:end-glue-point="4" svg:d="M3667 16088v622" svg:viewBox="0 0 1 623">
          <text:p/>
        </draw:connector>
        <draw:connector draw:style-name="gr10" draw:text-style-name="P8" draw:layer="layout" draw:type="line" svg:x1="4.175cm" svg:y1="16.088cm" svg:x2="4.175cm" svg:y2="16.71cm" draw:start-shape="id39" draw:start-glue-point="6" draw:end-shape="id14" draw:end-glue-point="4" svg:d="M4175 16088v622" svg:viewBox="0 0 1 623">
          <text:p/>
        </draw:connector>
        <draw:connector draw:style-name="gr10" draw:text-style-name="P8" draw:layer="layout" draw:type="line" svg:x1="4.651cm" svg:y1="16.075cm" svg:x2="4.651cm" svg:y2="16.697cm" svg:d="M4651 16075v622" svg:viewBox="0 0 1 623">
          <text:p/>
        </draw:connector>
        <draw:connector draw:style-name="gr10" draw:text-style-name="P8" draw:layer="layout" draw:type="line" svg:x1="5.159cm" svg:y1="16.075cm" svg:x2="5.16cm" svg:y2="16.697cm" svg:d="M5159 16075l1 622" svg:viewBox="0 0 2 623">
          <text:p/>
        </draw:connector>
        <draw:connector draw:style-name="gr10" draw:text-style-name="P8" draw:layer="layout" draw:type="line" svg:x1="5.667cm" svg:y1="16.075cm" svg:x2="5.667cm" svg:y2="16.697cm" svg:d="M5667 16075v622" svg:viewBox="0 0 1 623">
          <text:p/>
        </draw:connector>
        <draw:connector draw:style-name="gr10" draw:text-style-name="P8" draw:layer="layout" draw:type="line" svg:x1="6.175cm" svg:y1="16.075cm" svg:x2="6.175cm" svg:y2="16.697cm" svg:d="M6175 16075v622" svg:viewBox="0 0 1 623">
          <text:p/>
        </draw:connector>
        <draw:connector draw:style-name="gr10" draw:text-style-name="P8" draw:layer="layout" draw:type="line" svg:x1="6.751cm" svg:y1="16.075cm" svg:x2="6.751cm" svg:y2="16.697cm" svg:d="M6751 16075v622" svg:viewBox="0 0 1 623">
          <text:p/>
        </draw:connector>
        <draw:connector draw:style-name="gr10" draw:text-style-name="P8" draw:layer="layout" draw:type="line" svg:x1="7.259cm" svg:y1="16.075cm" svg:x2="7.26cm" svg:y2="16.697cm" svg:d="M7259 16075l1 622" svg:viewBox="0 0 2 623">
          <text:p/>
        </draw:connector>
        <draw:connector draw:style-name="gr10" draw:text-style-name="P8" draw:layer="layout" draw:type="line" svg:x1="7.767cm" svg:y1="16.075cm" svg:x2="7.767cm" svg:y2="16.697cm" svg:d="M7767 16075v622" svg:viewBox="0 0 1 623">
          <text:p/>
        </draw:connector>
        <draw:connector draw:style-name="gr10" draw:text-style-name="P8" draw:layer="layout" draw:type="line" svg:x1="8.275cm" svg:y1="16.075cm" svg:x2="8.275cm" svg:y2="16.697cm" svg:d="M8275 16075v622" svg:viewBox="0 0 1 623">
          <text:p/>
        </draw:connector>
        <draw:connector draw:style-name="gr10" draw:text-style-name="P8" draw:layer="layout" draw:type="line" svg:x1="8.751cm" svg:y1="16.075cm" svg:x2="8.751cm" svg:y2="16.697cm" svg:d="M8751 16075v622" svg:viewBox="0 0 1 623">
          <text:p/>
        </draw:connector>
        <draw:connector draw:style-name="gr10" draw:text-style-name="P8" draw:layer="layout" draw:type="line" svg:x1="9.259cm" svg:y1="16.075cm" svg:x2="9.26cm" svg:y2="16.697cm" svg:d="M9259 16075l1 622" svg:viewBox="0 0 2 623">
          <text:p/>
        </draw:connector>
        <draw:connector draw:style-name="gr10" draw:text-style-name="P8" draw:layer="layout" draw:type="line" svg:x1="9.767cm" svg:y1="16.075cm" svg:x2="9.767cm" svg:y2="16.697cm" svg:d="M9767 16075v622" svg:viewBox="0 0 1 623">
          <text:p/>
        </draw:connector>
        <draw:connector draw:style-name="gr10" draw:text-style-name="P8" draw:layer="layout" draw:type="line" svg:x1="10.275cm" svg:y1="16.075cm" svg:x2="10.275cm" svg:y2="16.697cm" svg:d="M10275 16075v622" svg:viewBox="0 0 1 623">
          <text:p/>
        </draw:connector>
        <draw:connector draw:style-name="gr10" draw:text-style-name="P8" draw:layer="layout" draw:type="line" svg:x1="10.779cm" svg:y1="16.126cm" svg:x2="10.779cm" svg:y2="16.748cm" svg:d="M10779 16126v622" svg:viewBox="0 0 1 623">
          <text:p/>
        </draw:connector>
        <draw:connector draw:style-name="gr10" draw:text-style-name="P8" draw:layer="layout" draw:type="line" svg:x1="11.287cm" svg:y1="16.126cm" svg:x2="11.288cm" svg:y2="16.748cm" svg:d="M11287 16126l1 622" svg:viewBox="0 0 2 623">
          <text:p/>
        </draw:connector>
        <draw:connector draw:style-name="gr10" draw:text-style-name="P8" draw:layer="layout" draw:type="line" svg:x1="11.795cm" svg:y1="16.126cm" svg:x2="11.795cm" svg:y2="16.748cm" svg:d="M11795 16126v622" svg:viewBox="0 0 1 623">
          <text:p/>
        </draw:connector>
        <draw:connector draw:style-name="gr10" draw:text-style-name="P8" draw:layer="layout" draw:type="line" svg:x1="12.303cm" svg:y1="16.126cm" svg:x2="12.303cm" svg:y2="16.748cm" svg:d="M12303 16126v622" svg:viewBox="0 0 1 623">
          <text:p/>
        </draw:connector>
        <draw:connector draw:style-name="gr10" draw:text-style-name="P8" draw:layer="layout" draw:type="line" svg:x1="12.779cm" svg:y1="16.113cm" svg:x2="12.779cm" svg:y2="16.735cm" svg:d="M12779 16113v622" svg:viewBox="0 0 1 623">
          <text:p/>
        </draw:connector>
        <draw:connector draw:style-name="gr10" draw:text-style-name="P8" draw:layer="layout" draw:type="line" svg:x1="13.287cm" svg:y1="16.113cm" svg:x2="13.288cm" svg:y2="16.735cm" svg:d="M13287 16113l1 622" svg:viewBox="0 0 2 623">
          <text:p/>
        </draw:connector>
        <draw:connector draw:style-name="gr10" draw:text-style-name="P8" draw:layer="layout" draw:type="line" svg:x1="13.795cm" svg:y1="16.113cm" svg:x2="13.795cm" svg:y2="16.735cm" svg:d="M13795 16113v622" svg:viewBox="0 0 1 623">
          <text:p/>
        </draw:connector>
        <draw:connector draw:style-name="gr10" draw:text-style-name="P8" draw:layer="layout" draw:type="line" svg:x1="14.303cm" svg:y1="16.113cm" svg:x2="14.303cm" svg:y2="16.735cm" svg:d="M14303 16113v622" svg:viewBox="0 0 1 623">
          <text:p/>
        </draw:connector>
        <draw:connector draw:style-name="gr10" draw:text-style-name="P8" draw:layer="layout" draw:type="line" svg:x1="14.795cm" svg:y1="16.1cm" svg:x2="14.795cm" svg:y2="16.722cm" svg:d="M14795 16100v622" svg:viewBox="0 0 1 623">
          <text:p/>
        </draw:connector>
        <draw:connector draw:style-name="gr10" draw:text-style-name="P8" draw:layer="layout" draw:type="line" svg:x1="15.303cm" svg:y1="16.1cm" svg:x2="15.303cm" svg:y2="16.722cm" svg:d="M15303 16100v622" svg:viewBox="0 0 1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Ubuntu Mono3" svg:font-family="'Ubuntu Mono'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2" fo:font-family="'Ubuntu Mono'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3-05T07:12:52.557712000</meta:creation-date>
    <dc:date>2016-03-10T14:18:30.649938000</dc:date>
    <dc:creator>Neal Davis</dc:creator>
    <meta:editing-duration>PT1H32M44S</meta:editing-duration>
    <meta:editing-cycles>9</meta:editing-cycles>
    <meta:generator>LibreOffice/5.0.4.2$MacOSX_X86_64 LibreOffice_project/2b9802c1994aa0b7dc6079e128979269cf95bc78</meta:generator>
    <meta:document-statistic meta:object-count="218"/>
  </office:meta>
</office:document-meta>
</file>